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729fcf"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margin-left="0cm" fo:margin-right="0cm" fo:margin-top="0.5cm" fo:margin-bottom="0cm" fo:text-indent="0cm" style:writing-mode="lr-tb"/>
    </style:style>
    <style:style style:name="P28" style:family="paragraph">
      <style:paragraph-properties fo:text-align="center"/>
    </style:style>
    <style:style style:name="P29" style:family="paragraph">
      <style:paragraph-properties fo:text-align="center" style:writing-mode="lr-tb"/>
    </style:style>
    <style:style style:name="P30" style:family="paragraph">
      <style:paragraph-properties fo:margin-left="0cm" fo:margin-right="0cm" fo:margin-top="0.8cm" fo:margin-bottom="0.3cm" fo:line-height="115%" fo:text-indent="0cm"/>
    </style:style>
    <style:style style:name="P31" style:family="paragraph">
      <style:paragraph-properties fo:margin-top="0.8cm" fo:margin-bottom="0.3cm" fo:line-height="115%" style:writing-mode="lr-tb"/>
      <style:text-properties fo:font-size="24pt" style:font-size-asian="24pt" style:font-size-complex="24pt"/>
    </style:style>
    <style:style style:name="P32" style:family="paragraph">
      <style:paragraph-properties fo:margin-left="0cm" fo:margin-right="0cm" fo:margin-top="0.6cm" fo:margin-bottom="0.1cm" fo:line-height="100%" fo:text-indent="0cm"/>
    </style:style>
    <style:style style:name="P33" style:family="paragraph">
      <style:paragraph-properties fo:margin-left="0cm" fo:margin-right="0cm" fo:margin-top="0.6cm" fo:margin-bottom="0.1cm" fo:line-height="115%" fo:text-indent="0cm"/>
    </style:style>
    <style:style style:name="P34" style:family="paragraph">
      <style:paragraph-properties fo:line-height="115%" style:writing-mode="lr-tb"/>
      <style:text-properties fo:font-size="24pt" style:font-size-asian="24pt" style:font-size-complex="24pt"/>
    </style:style>
    <style:style style:name="P35" style:family="paragraph">
      <style:paragraph-properties fo:line-height="115%" style:writing-mode="lr-tb"/>
    </style:style>
    <style:style style:name="P36" style:family="paragraph">
      <style:paragraph-properties fo:margin-left="0cm" fo:margin-right="0cm" fo:margin-top="0.5cm" fo:margin-bottom="0cm" fo:line-height="115%" fo:text-indent="0cm" style:writing-mode="lr-tb"/>
    </style:style>
    <style:style style:name="P37" style:family="paragraph">
      <style:paragraph-properties style:writing-mode="lr-tb"/>
      <style:text-properties fo:font-size="28pt" style:font-size-asian="28pt" style:font-size-complex="28pt"/>
    </style:style>
    <style:style style:name="P38" style:family="paragraph">
      <loext:graphic-properties draw:fill-color="#ffffff"/>
      <style:paragraph-properties style:writing-mode="lr-tb"/>
      <style:text-properties style:font-size-asian="20pt"/>
    </style:style>
    <style:style style:name="P39" style:family="paragraph">
      <style:paragraph-properties fo:margin-left="0cm" fo:margin-right="0cm" fo:margin-top="0.5cm" fo:margin-bottom="0cm" fo:text-align="center" fo:text-indent="0cm"/>
    </style:style>
    <style:style style:name="P40"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6pt" style:font-size-asian="26pt" style:font-size-complex="26pt"/>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style:style style:name="T14"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5"><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5"><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5"><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5"><text:span text:style-name="T9">♦</text:span><text:span text:style-name="T5">川瀬</text:span></text:p>
          </draw:text-box>
        </draw:frame>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10">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10">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10">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7"><text:span text:style-name="T6">画面遷移図が完成した時点で、必要なファイルを作った</text:span></text:p>
                <text:p text:style-name="P27"><text:span text:style-name="T6">→</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6">進捗状況を常に把握すること</text:span></text:p>
                <text:p text:style-name="P27"><text:span text:style-name="T6">→</text:span><text:span text:style-name="T6">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4" draw:text-style-name="P29" draw:layer="layout" svg:width="25.199cm" svg:height="9.134cm" svg:x="1.4cm" svg:y="3.685cm" presentation:class="outline" presentation:user-transformed="true">
          <draw:text-box>
            <text:list text:style-name="L2">
              <text:list-header>
                <text:p text:style-name="P28">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1" draw:layer="layout" svg:width="25.199cm" svg:height="9.134cm" svg:x="1.4cm" svg:y="5.2cm" presentation:class="outline" presentation:user-transformed="true">
          <draw:text-box>
            <text:p text:style-name="P30"><text:span text:style-name="T6">・タスクの割り振りが難しかった</text:span></text:p>
            <text:p text:style-name="P30"><text:span text:style-name="T6">→</text:span><text:span text:style-name="T6">役割変更が頻繁。アナウンスの回数や情報の把握が非常に多かった</text:span></text:p>
            <text:p text:style-name="P30"><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30"><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4" draw:layer="layout" svg:width="26.099cm" svg:height="9.134cm" svg:x="1.001cm" svg:y="5cm" presentation:class="outline" presentation:user-transformed="true">
          <draw:text-box>
            <text:p text:style-name="P32"><text:span text:style-name="T6">・設計書で使われる用語やデザインが統一されていなかった</text:span></text:p>
            <text:p text:style-name="P32"><text:span text:style-name="T6">→</text:span><text:span text:style-name="T6">次回、設計を行う時は予め、設計書のルールを決めて設計を行う。</text:span></text:p>
            <text:p text:style-name="P33"><text:span text:style-name="T6">・ログアウト後にブラウザの【戻る】ボタンを押したとき、戻れる不具合がある。→戻れなくなる機能を追加する。</text:span></text:p>
            <text:p text:style-name="P33"><text:span text:style-name="T6">・</text:span><text:span text:style-name="T6">ISBN</text:span><text:span text:style-name="T6">番号を</text:span><text:span text:style-name="T6">int</text:span><text:span text:style-name="T6">で管理してしまったので、桁数の問題や、</text:span><text:span text:style-name="T6">SQL</text:span><text:span text:style-name="T6">の機能がやりにくくなった→</text:span><text:span text:style-name="T6">String</text:span><text:span text:style-name="T6">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7" draw:layer="layout" svg:width="27.077cm" svg:height="11.315cm" svg:x="0.123cm" svg:y="3.685cm" presentation:class="outline" presentation:user-transformed="true">
          <draw:text-box>
            <text:list text:style-name="L2">
              <text:list-header>
                <text:p text:style-name="P4"><text:span text:style-name="T11">（豊住）</text:span></text:p>
                <text:p text:style-name="P35"><text:span text:style-name="T11">開発や設計を行い様々な機能を作る上で様々な疑問を積極的に経験し、試行錯誤をして問題解決ができるエンジニアを目指します。</text:span></text:p>
                <text:p text:style-name="P4"><text:span text:style-name="T11"/></text:p>
                <text:p text:style-name="P4"><text:span text:style-name="T11">（新井）</text:span></text:p>
                <text:p text:style-name="P36"><text:span text:style-name="T12">進捗状況やコミュニケーション等、チーム開発の難しさを学ぶ事ができた。今後はプログラミングだけじゃない状況把握能力も高めていきたい。</text:span></text:p>
                <text:p text:style-name="P4"><text:span text:style-name="T13"/></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8">８．今後の展望</text:p>
          </draw:text-box>
        </draw:frame>
        <draw:frame presentation:style-name="pr4" draw:text-style-name="P4" draw:layer="layout" svg:width="25.199cm" svg:height="9.134cm" svg:x="1.4cm" svg:y="3.685cm" presentation:class="outline">
          <draw:text-box>
            <text:list text:style-name="L2">
              <text:list-header>
                <text:p text:style-name="P27"><text:span text:style-name="T13">（金澤）</text:span></text:p>
                <text:p text:style-name="P27"><text:span text:style-name="T13">コーディングの時間より考える事に時間を使いすぎた為、もう少し素早くコーディングを行えるように鍛えたい。</text:span></text:p>
                <text:p text:style-name="P27"><text:span text:style-name="T13"/></text:p>
                <text:p text:style-name="P27"><text:span text:style-name="T13">（川瀬）</text:span></text:p>
                <text:p text:style-name="P27"><text:span text:style-name="T13">今後は</text:span><text:span text:style-name="T13">Java</text:span><text:span text:style-name="T13">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40" draw:layer="layout" svg:width="25.199cm" svg:height="9.134cm" svg:x="0.901cm" svg:y="2.866cm" presentation:class="outline" presentation:user-transformed="true">
          <draw:text-box>
            <text:list text:style-name="L2">
              <text:list-header>
                <text:p text:style-name="P39"><text:span text:style-name="T14">♠</text:span><text:span text:style-name="T15">♥</text:span><text:span text:style-name="T16">Thank you for your viewing!</text:span><text:span text:style-name="T17">♦</text:span><text:span text:style-name="T18">♣</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14:28:28.680000000</dc:date>
    <meta:editing-duration>PT1H13M24S</meta:editing-duration>
    <meta:editing-cycles>17</meta:editing-cycles>
    <meta:generator>LibreOffice/7.2.5.2$Windows_X86_64 LibreOffice_project/499f9727c189e6ef3471021d6132d4c694f357e5</meta:generator>
    <meta:document-statistic meta:object-count="147"/>
  </office:meta>
</office:document-meta>
</file>